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Модуль1.xml"/>
  <manifest:file-entry manifest:media-type="text/xml" manifest:full-path="Basic/Standard/script-lb.xml"/>
  <manifest:file-entry manifest:media-type="text/xml" manifest:full-path="Basic/Standard/Лист1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57cm"/>
    </style:style>
    <style:style style:name="co3" style:family="table-column">
      <style:table-column-properties fo:break-before="auto" style:column-width="17.99cm"/>
    </style:style>
    <style:style style:name="co4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522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263cm"/>
    </style:style>
    <style:style style:name="co14" style:family="table-column">
      <style:table-column-properties fo:break-before="auto" style:column-width="5.025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2.088cm"/>
    </style:style>
    <style:style style:name="co17" style:family="table-column">
      <style:table-column-properties fo:break-before="auto" style:column-width="2.762cm"/>
    </style:style>
    <style:style style:name="co18" style:family="table-column">
      <style:table-column-properties fo:break-before="auto" style:column-width="1.305cm"/>
    </style:style>
    <style:style style:name="co19" style:family="table-column">
      <style:table-column-properties fo:break-before="auto" style:column-width="2.566cm"/>
    </style:style>
    <style:style style:name="co20" style:family="table-column">
      <style:table-column-properties fo:break-before="auto" style:column-width="1.24cm"/>
    </style:style>
    <style:style style:name="co21" style:family="table-column">
      <style:table-column-properties fo:break-before="auto" style:column-width="0.87cm"/>
    </style:style>
    <style:style style:name="co22" style:family="table-column">
      <style:table-column-properties fo:break-before="auto" style:column-width="1.457cm"/>
    </style:style>
    <style:style style:name="co23" style:family="table-column">
      <style:table-column-properties fo:break-before="auto" style:column-width="1.543cm"/>
    </style:style>
    <style:style style:name="co24" style:family="table-column">
      <style:table-column-properties fo:break-before="auto" style:column-width="1.175cm"/>
    </style:style>
    <style:style style:name="co25" style:family="table-column">
      <style:table-column-properties fo:break-before="auto" style:column-width="1.501cm"/>
    </style:style>
    <style:style style:name="co26" style:family="table-column">
      <style:table-column-properties fo:break-before="auto" style:column-width="2.415cm"/>
    </style:style>
    <style:style style:name="co27" style:family="table-column">
      <style:table-column-properties fo:break-before="auto" style:column-width="3.023cm"/>
    </style:style>
    <style:style style:name="co28" style:family="table-column">
      <style:table-column-properties fo:break-before="auto" style:column-width="2.828cm"/>
    </style:style>
    <style:style style:name="co29" style:family="table-column">
      <style:table-column-properties fo:break-before="auto" style:column-width="2.545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1.436cm"/>
    </style:style>
    <style:style style:name="co32" style:family="table-column">
      <style:table-column-properties fo:break-before="auto" style:column-width="3.219cm"/>
    </style:style>
    <style:style style:name="co33" style:family="table-column">
      <style:table-column-properties fo:break-before="auto" style:column-width="5.78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1.24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Начало">
      <style:table-properties table:display="true" style:writing-mode="lr-tb"/>
    </style:style>
    <style:style style:name="ta3" style:family="table" style:master-page-name="PageStyle_5f_ОПД">
      <style:table-properties table:display="true" style:writing-mode="lr-tb"/>
    </style:style>
    <style:style style:name="ta4" style:family="table" style:master-page-name="PageStyle_5f_УСАК">
      <style:table-properties table:display="true" style:writing-mode="lr-tb"/>
    </style:style>
    <style:style style:name="ta5" style:family="table" style:master-page-name="PageStyle_5f_Константы">
      <style:table-properties table:display="true" style:writing-mode="lr-tb"/>
    </style:style>
    <style:style style:name="ta6" style:family="table" style:master-page-name="PageStyle_5f_Нагрузка">
      <style:table-properties table:display="true" style:writing-mode="lr-tb"/>
    </style:style>
    <style:style style:name="ta7" style:family="table" style:master-page-name="PageStyle_5f_Расчет">
      <style:table-properties table:display="true" style:writing-mode="lr-tb"/>
    </style:style>
    <style:style style:name="ta8" style:family="table" style:master-page-name="PageStyle_5f_Результат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23pt" fo:font-style="normal" fo:text-shadow="none" style:text-underline-style="none" fo:font-weight="normal" style:font-size-asian="23pt" style:font-style-asian="normal" style:font-weight-asian="normal" style:font-name-complex="Arial Cyr" style:font-size-complex="23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 Cyr" fo:font-size="20pt" fo:font-style="normal" fo:text-shadow="none" style:text-underline-style="none" fo:font-weight="bold" style:font-size-asian="20pt" style:font-style-asian="normal" style:font-weight-asian="bold" style:font-name-complex="Arial Cyr" style:font-size-complex="2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7" style:family="table-cell" style:parent-style-name="Default"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 Cyr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23pt" fo:font-style="normal" fo:text-shadow="none" style:text-underline-style="none" fo:font-weight="normal" style:font-size-asian="23pt" style:font-style-asian="normal" style:font-weight-asian="normal" style:font-name-complex="Arial Cyr" style:font-size-complex="23pt" style:font-style-complex="normal" style:font-weight-complex="normal"/>
    </style:style>
    <style:style style:name="ce22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3"/>
    <style:style style:name="ce26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4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5" style:family="table-cell" style:parent-style-name="Default">
      <style:table-cell-properties style:cell-protect="none" style:print-content="true"/>
    </style:style>
    <style:style style:name="ce36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3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9" style:family="table-cell" style:parent-style-name="Default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Default">
      <style:text-properties fo:color="#0000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1" style:family="table-cell" style:parent-style-name="Default" style:data-style-name="N4"/>
    <style:style style:name="ce42" style:family="table-cell" style:parent-style-name="Default" style:data-style-name="N4">
      <style:text-properties fo:color="#0000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3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 style:data-style-name="N2">
      <style:text-properties fo:color="#0000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5" style:family="table-cell" style:parent-style-name="Default" style:data-style-name="N117"/>
    <style:style style:name="ce46" style:family="table-cell" style:parent-style-name="Default" style:data-style-name="N117">
      <style:text-properties fo:color="#0000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Default" style:data-style-name="N118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Default" style:data-style-name="N118">
      <style:text-properties fo:color="#0000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Default">
      <style:text-properties fo:color="#0000ff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50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1" style:family="table-cell" style:parent-style-name="Default" style:data-style-name="N119"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2" style:family="table-cell" style:parent-style-name="Excel_5f_BuiltIn_5f_Hyperlink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3" style:family="table-cell" style:parent-style-name="Default" style:data-style-name="N119">
      <style:text-properties fo:color="#0000ff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54" style:family="table-cell" style:parent-style-name="Default" style:data-style-name="N118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5" style:family="table-cell" style:parent-style-name="Default" style:data-style-name="N118"/>
    <style:style style:name="ce56" style:family="table-cell" style:parent-style-name="Excel_5f_BuiltIn_5f_Hyperlink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Default" style:data-style-name="N118">
      <style:text-properties fo:color="#0000ff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style:use-window-font-color="true" style:text-line-through-style="none" fo:font-family="'Arial Cyr'" fo:font-size="10pt" fo:font-style="normal" style:text-underline-style="none" fo:font-weight="normal"/>
    </style:style>
    <style:style style:name="T1" style:family="text">
      <style:text-properties fo:color="#0000ff" style:text-outline="false" style:text-line-through-style="none" style:font-name="Arial Cyr" fo:font-size="10pt" fo:language="ru" fo:country="RU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name-complex="Arial Cyr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 Cyr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Cy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Начало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Лабораторная работа по курсу "ВК и Сети"</text:p>
          </table:table-cell>
          <table:table-cell table:style-name="ce1" table:number-columns-repeated="10"/>
          <table:table-cell table:style-name="ce9" table:number-columns-repeated="2"/>
          <table:table-cell table:style-name="ce1" table:number-columns-repeated="1011"/>
        </table:table-row>
        <table:table-row table:style-name="ro2">
          <table:table-cell table:style-name="ce2" office:value-type="string">
            <text:p>"Выбор ОПД - оборудования передачи данных"</text:p>
          </table:table-cell>
          <table:table-cell table:style-name="ce2" table:number-columns-repeated="10"/>
          <table:table-cell table:style-name="ce10" table:number-columns-repeated="2"/>
          <table:table-cell table:style-name="ce2" table:number-columns-repeated="101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8"/>
          <table:table-cell table:style-name="ce11" table:number-columns-repeated="2"/>
          <table:table-cell table:number-columns-repeated="1011"/>
        </table:table-row>
        <table:table-row table:style-name="ro4">
          <table:table-cell table:style-name="ce3" office:value-type="string">
            <text:p>Порядок выполнения</text:p>
          </table:table-cell>
          <table:table-cell table:style-name="ce3" table:number-columns-repeated="10"/>
          <table:table-cell table:style-name="ce12" table:number-columns-repeated="2"/>
          <table:table-cell table:style-name="ce3" table:number-columns-repeated="1011"/>
        </table:table-row>
        <table:table-row table:style-name="ro3">
          <table:table-cell table:style-name="Default"/>
          <table:table-cell/>
          <table:table-cell table:style-name="ce5"/>
          <table:table-cell table:number-columns-repeated="8"/>
          <table:table-cell table:style-name="ce11" table:number-columns-repeated="2"/>
          <table:table-cell table:number-columns-repeated="1011"/>
        </table:table-row>
        <table:table-row table:style-name="ro5">
          <table:table-cell table:style-name="Default" office:value-type="float" office:value="1">
            <text:p>1</text:p>
          </table:table-cell>
          <table:table-cell/>
          <table:table-cell office:value-type="string">
            <text:p><text:span text:style-name="T1"><text:a xlink:href="../Постановка%20Задачи.doc">Изучите теоретичечкую часть (см. файл Постановка Задачи.doc)</text:a></text:span></text:p>
          </table:table-cell>
          <table:table-cell table:number-columns-repeated="8"/>
          <table:table-cell table:style-name="ce11" table:number-columns-repeated="2"/>
          <table:table-cell table:number-columns-repeated="1011"/>
        </table:table-row>
        <table:table-row table:style-name="ro5">
          <table:table-cell table:formula="of:=[.A6]+1" office:value-type="float" office:value="2">
            <text:p>2</text:p>
          </table:table-cell>
          <table:table-cell/>
          <table:table-cell office:value-type="string">
            <text:p><text:span text:style-name="T1"><text:a xlink:href="#Нагрузка.A1">Введите значение нагрузки для каждого АП в соотвествии с вариантом</text:a></text:span></text:p>
          </table:table-cell>
          <table:table-cell table:number-columns-repeated="1021"/>
        </table:table-row>
        <table:table-row table:style-name="ro5">
          <table:table-cell table:formula="of:=[.A7]+1" office:value-type="float" office:value="3">
            <text:p>3</text:p>
          </table:table-cell>
          <table:table-cell/>
          <table:table-cell office:value-type="string">
            <text:p><text:span text:style-name="T1"><text:a xlink:href="#Нагрузка.A1">Установите курсор на введенном значении и запустите макрос  для  расчета стоимостей</text:a></text:span></text:p>
          </table:table-cell>
          <table:table-cell table:number-columns-repeated="1021"/>
        </table:table-row>
        <table:table-row table:style-name="ro5">
          <table:table-cell table:formula="of:=[.A8]+1" office:value-type="float" office:value="4">
            <text:p>4</text:p>
          </table:table-cell>
          <table:table-cell/>
          <table:table-cell office:value-type="string">
            <text:p><text:span text:style-name="T1"><text:a xlink:href="#Расчет.A1">Постройте диаграмму зависимости капитальных и приведенных затрат от типа ОПД</text:a></text:span></text:p>
          </table:table-cell>
          <table:table-cell table:number-columns-repeated="1021"/>
        </table:table-row>
        <table:table-row table:style-name="ro5">
          <table:table-cell table:formula="of:=[.A9]+1" office:value-type="float" office:value="5">
            <text:p>5</text:p>
          </table:table-cell>
          <table:table-cell/>
          <table:table-cell office:value-type="string">
            <text:p><text:span text:style-name="T1"><text:a xlink:href="#Расчет.A1">Определите оптимальное ОПД</text:a></text:span></text:p>
          </table:table-cell>
          <table:table-cell table:number-columns-repeated="1021"/>
        </table:table-row>
        <table:table-row table:style-name="ro5">
          <table:table-cell table:formula="of:=[.A10]+1" office:value-type="float" office:value="6">
            <text:p>6</text:p>
          </table:table-cell>
          <table:table-cell/>
          <table:table-cell office:value-type="string">
            <text:p><text:span text:style-name="T1"><text:a xlink:href="#Результат.A1">Постройте диаграмму зависимости Кисп от Ккс</text:a></text:span></text:p>
          </table:table-cell>
          <table:table-cell table:number-columns-repeated="1021"/>
        </table:table-row>
        <table:table-row table:style-name="ro5">
          <table:table-cell table:formula="of:=[.A11]+1" office:value-type="float" office:value="7">
            <text:p>7</text:p>
          </table:table-cell>
          <table:table-cell/>
          <table:table-cell office:value-type="string">
            <text:p><text:span text:style-name="T1"><text:a xlink:href="#Результат.A1">Определите минимальнодопустимую эффективную скорость передачи при максимальном Кисп</text:a></text:span></text:p>
          </table:table-cell>
          <table:table-cell table:number-columns-repeated="1021"/>
        </table:table-row>
        <table:table-row table:style-name="ro5">
          <table:table-cell table:style-name="ce5" table:formula="of:=[.A12]+1" office:value-type="float" office:value="8">
            <text:p>8</text:p>
          </table:table-cell>
          <table:table-cell table:style-name="ce5"/>
          <table:table-cell office:value-type="string">
            <text:p><text:span text:style-name="T1"><text:a xlink:href="#Расчет.A1">Введите значение эффективной скорости для каждого ОПД и запустите макрос на листе Расчет</text:a></text:span></text:p>
          </table:table-cell>
          <table:table-cell table:style-name="ce5" table:number-columns-repeated="1021"/>
        </table:table-row>
        <table:table-row table:style-name="ro5">
          <table:table-cell table:formula="of:=[.A13]+1" office:value-type="float" office:value="9">
            <text:p>9</text:p>
          </table:table-cell>
          <table:table-cell/>
          <table:table-cell office:value-type="string">
            <text:p><text:span text:style-name="T1"><text:a xlink:href="#Нагрузка.A1">Повторите шаги 3-8 для каждого АП варианта</text:a></text:span></text:p>
          </table:table-cell>
          <table:table-cell table:number-columns-repeated="1021"/>
        </table:table-row>
        <table:table-row table:style-name="ro3">
          <table:table-cell table:formula="of:=[.A14]+1" office:value-type="float" office:value="10">
            <text:p>10</text:p>
          </table:table-cell>
          <table:table-cell/>
          <table:table-cell table:style-name="ce5" office:value-type="string">
            <text:p>Составьте отчет, включающий графики и таблицы</text:p>
          </table:table-cell>
          <table:table-cell table:number-columns-repeated="1021"/>
        </table:table-row>
        <table:table-row table:style-name="ro3">
          <table:table-cell table:style-name="ce6" table:number-columns-repeated="1024"/>
        </table:table-row>
        <table:table-row table:style-name="ro6">
          <table:table-cell table:style-name="ce7" table:number-columns-repeated="2"/>
          <table:table-cell table:style-name="ce7" office:value-type="string">
            <text:p>© 1999 МГТУ им. Н.Э.Баумана, кафедра АСОИУ</text:p>
          </table:table-cell>
          <table:table-cell table:style-name="ce7" table:number-columns-repeated="1021"/>
        </table:table-row>
      </table:table>
      <table:table table:name="Нагрузка" table:style-name="ta6" table:print="false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CommandButton" form:control-implementation="ooo:com.sun.star.form.component.CommandButton" form:id="control1" form:label="Расчет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Модуль1.Этап1?language=Basic&amp;location=document"/>
              </office:event-listeners>
            </form:button>
          </form:form>
        </office:forms>
        <table:table-column table:style-name="co15" table:default-cell-style-name="Default"/>
        <table:table-column table:style-name="co16" table:default-cell-style-name="Default"/>
        <table:table-column table:style-name="co17" table:default-cell-style-name="ce35"/>
        <table:table-column table:style-name="co4" table:number-columns-repeated="1021" table:default-cell-style-name="Default"/>
        <table:table-row table:style-name="ro3">
          <table:table-cell table:style-name="ce30" office:value-type="string">
            <text:p>Номер АП</text:p>
          </table:table-cell>
          <table:table-cell table:style-name="ce30" office:value-type="string">
            <text:p>Класс АП</text:p>
          </table:table-cell>
          <table:table-cell table:style-name="ce33" office:value-type="string">
            <text:p>Нагрузка</text:p>
          </table:table-cell>
          <table:table-cell table:style-name="ce38" office:value-type="string">
            <text:p>Т раб</text:p>
          </table:table-cell>
          <table:table-cell table:style-name="ce38" office:value-type="string">
            <text:p>Д раб</text:p>
          </table:table-cell>
          <table:table-cell table:style-name="ce38" office:value-type="string">
            <text:p>L</text:p>
          </table:table-cell>
          <table:table-cell table:style-name="ce38" table:number-columns-repeated="1018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4" table:formula="of:=SUM([.C3:.C17])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4"/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3"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4"/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76">
            <text:p>76</text:p>
          </table:table-cell>
          <table:table-cell table:number-columns-repeated="1018"/>
        </table:table-row>
        <table:table-row table:style-name="ro3"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4"/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float" office:value="84">
            <text:p>84</text:p>
          </table:table-cell>
          <table:table-cell table:number-columns-repeated="1018"/>
        </table:table-row>
        <table:table-row table:style-name="ro3">
          <table:table-cell table:style-name="ce31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4"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3">
          <table:table-cell table:style-name="ce31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4"/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31" office:value-type="float" office:value="7">
            <text:p>7</text:p>
          </table:table-cell>
          <table:table-cell table:style-name="ce31" office:value-type="float" office:value="4">
            <text:p>4</text:p>
          </table:table-cell>
          <table:table-cell table:style-name="ce34"/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3">
          <table:table-cell table:style-name="ce31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4"/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3">
          <table:table-cell table:style-name="ce31" office:value-type="float" office:value="9">
            <text:p>9</text:p>
          </table:table-cell>
          <table:table-cell table:style-name="ce31" office:value-type="float" office:value="5">
            <text:p>5</text:p>
          </table:table-cell>
          <table:table-cell table:style-name="ce34"/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3">
          <table:table-cell table:style-name="ce31" office:value-type="float" office:value="10">
            <text:p>10</text:p>
          </table:table-cell>
          <table:table-cell table:style-name="ce31" office:value-type="float" office:value="2">
            <text:p>2</text:p>
          </table:table-cell>
          <table:table-cell table:style-name="ce34"/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31" office:value-type="float" office:value="11">
            <text:p>11</text:p>
          </table:table-cell>
          <table:table-cell table:style-name="ce31" office:value-type="float" office:value="4">
            <text:p>4</text:p>
          </table:table-cell>
          <table:table-cell table:style-name="ce34"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style-name="ce31" office:value-type="float" office:value="12">
            <text:p>12</text:p>
          </table:table-cell>
          <table:table-cell table:style-name="ce31" office:value-type="float" office:value="3">
            <text:p>3</text:p>
          </table:table-cell>
          <table:table-cell table:style-name="ce34"/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1" office:value-type="float" office:value="13">
            <text:p>13</text:p>
          </table:table-cell>
          <table:table-cell table:style-name="ce31" office:value-type="float" office:value="4">
            <text:p>4</text:p>
          </table:table-cell>
          <table:table-cell table:style-name="ce34"/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3">
          <table:table-cell table:style-name="ce31" office:value-type="float" office:value="14">
            <text:p>14</text:p>
          </table:table-cell>
          <table:table-cell table:style-name="ce31" office:value-type="float" office:value="5">
            <text:p>5</text:p>
          </table:table-cell>
          <table:table-cell table:style-name="ce34"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1" office:value-type="float" office:value="15">
            <text:p>15</text:p>
          </table:table-cell>
          <table:table-cell table:style-name="ce31" office:value-type="float" office:value="4">
            <text:p>4</text:p>
          </table:table-cell>
          <table:table-cell table:style-name="ce34"/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3">
          <table:table-cell table:style-name="ce31" office:value-type="float" office:value="16">
            <text:p>16</text:p>
          </table:table-cell>
          <table:table-cell table:style-name="ce31" office:value-type="float" office:value="2">
            <text:p>2</text:p>
          </table:table-cell>
          <table:table-cell table:style-name="ce34"/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3">
          <table:table-cell table:number-columns-repeated="3"/>
          <table:table-cell>
            <draw:control table:end-cell-address="Нагрузка.G20" table:end-x="0.028cm" table:end-y="0.063cm" draw:z-index="0" draw:name="CommandButton" draw:style-name="gr1" draw:text-style-name="P1" svg:width="4.336cm" svg:height="0.535cm" svg:x="0.995cm" svg:y="0.431cm" draw:control="control1"/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Установите курсор на введенном значении и нажмите кнопку для расчета стоимостей</text:p>
          </table:table-cell>
          <table:table-cell table:style-name="ce5"/>
          <table:table-cell table:style-name="ce36"/>
          <table:table-cell table:style-name="ce5" table:number-columns-repeated="1021"/>
        </table:table-row>
        <table:table-row table:style-name="ro5">
          <table:table-cell table:style-name="ce32" office:value-type="string">
            <text:p><text:span text:style-name="T2"><text:a xlink:href="#Начало.A6">Для дополнительной помощи откройте начальный лист</text:a></text:span></text:p>
          </table:table-cell>
          <table:table-cell table:style-name="ce32"/>
          <table:table-cell table:style-name="ce37"/>
          <table:table-cell table:style-name="ce32" table:number-columns-repeated="1021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ПД" table:style-name="ta3" table:print="false">
        <table:table-column table:style-name="co8" table:default-cell-style-name="Default"/>
        <table:table-column table:style-name="co4" table:default-cell-style-name="Default"/>
        <table:table-column table:style-name="co9" table:default-cell-style-name="ce25"/>
        <table:table-column table:style-name="co10" table:default-cell-style-name="ce27"/>
        <table:table-column table:style-name="co4" table:default-cell-style-name="Default"/>
        <table:table-column table:style-name="co11" table:default-cell-style-name="Default"/>
        <table:table-column table:style-name="co12" table:default-cell-style-name="ce28"/>
        <table:table-column table:style-name="co4" table:number-columns-repeated="1017" table:default-cell-style-name="Default"/>
        <table:table-row table:style-name="ro3">
          <table:table-cell table:style-name="ce22" office:value-type="string">
            <text:p>Тип ОПД</text:p>
          </table:table-cell>
          <table:table-cell table:style-name="ce23" office:value-type="string">
            <text:p>Скорость</text:p>
          </table:table-cell>
          <table:table-cell table:style-name="ce24" office:value-type="string">
            <text:p>Стоимость</text:p>
          </table:table-cell>
          <table:table-cell table:style-name="ce26" office:value-type="string">
            <text:p>Площадь</text:p>
          </table:table-cell>
          <table:table-cell table:style-name="ce23" office:value-type="string">
            <text:p>УВВ</text:p>
          </table:table-cell>
          <table:table-cell table:style-name="ce23" office:value-type="string">
            <text:p>Персонал</text:p>
          </table:table-cell>
          <table:table-cell table:style-name="ce26" office:value-type="string">
            <text:p>Энергия</text:p>
          </table:table-cell>
          <table:table-cell table:style-name="ce22" office:value-type="string">
            <text:p>Класс АП</text:p>
          </table:table-cell>
          <table:table-cell table:style-name="ce22" table:number-columns-repeated="1016"/>
        </table:table-row>
        <table:table-row table:style-name="ro3">
          <table:table-cell office:value-type="string">
            <text:p>МПД-1.1</text:p>
          </table:table-cell>
          <table:table-cell office:value-type="float" office:value="2400">
            <text:p>2400</text:p>
          </table:table-cell>
          <table:table-cell office:value-type="float" office:value="50000">
            <text:p>50 000</text:p>
          </table:table-cell>
          <table:table-cell office:value-type="float" office:value="10">
            <text:p>10,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.8">
            <text:p>1,8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МПД-1.2</text:p>
          </table:table-cell>
          <table:table-cell office:value-type="float" office:value="2400">
            <text:p>2400</text:p>
          </table:table-cell>
          <table:table-cell office:value-type="float" office:value="70000">
            <text:p>70 000</text:p>
          </table:table-cell>
          <table:table-cell office:value-type="float" office:value="5">
            <text:p>5,0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.5">
            <text:p>1,5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МПД-1.3</text:p>
          </table:table-cell>
          <table:table-cell office:value-type="float" office:value="4800">
            <text:p>4800</text:p>
          </table:table-cell>
          <table:table-cell office:value-type="float" office:value="90000">
            <text:p>90 000</text:p>
          </table:table-cell>
          <table:table-cell office:value-type="float" office:value="35">
            <text:p>35,00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6">
            <text:p>6,0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МПД-1.4</text:p>
          </table:table-cell>
          <table:table-cell office:value-type="float" office:value="1200">
            <text:p>1200</text:p>
          </table:table-cell>
          <table:table-cell office:value-type="float" office:value="50000">
            <text:p>50 000</text:p>
          </table:table-cell>
          <table:table-cell office:value-type="float" office:value="6">
            <text:p>6,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МПД-1.5</text:p>
          </table:table-cell>
          <table:table-cell office:value-type="float" office:value="2400">
            <text:p>2400</text:p>
          </table:table-cell>
          <table:table-cell office:value-type="float" office:value="60000">
            <text:p>60 000</text:p>
          </table:table-cell>
          <table:table-cell office:value-type="float" office:value="5">
            <text:p>5,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МПД-1.6</text:p>
          </table:table-cell>
          <table:table-cell office:value-type="float" office:value="4800">
            <text:p>4800</text:p>
          </table:table-cell>
          <table:table-cell office:value-type="float" office:value="180000">
            <text:p>180 000</text:p>
          </table:table-cell>
          <table:table-cell office:value-type="float" office:value="6">
            <text:p>6,00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5.3">
            <text:p>5,3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АС-3.1</text:p>
          </table:table-cell>
          <table:table-cell office:value-type="float" office:value="4800">
            <text:p>4800</text:p>
          </table:table-cell>
          <table:table-cell office:value-type="float" office:value="26700">
            <text:p>26 700</text:p>
          </table:table-cell>
          <table:table-cell office:value-type="float" office:value="15">
            <text:p>15,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6">
            <text:p>0,6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АС-3.2</text:p>
          </table:table-cell>
          <table:table-cell office:value-type="float" office:value="9600">
            <text:p>9600</text:p>
          </table:table-cell>
          <table:table-cell office:value-type="float" office:value="15000">
            <text:p>15 000</text:p>
          </table:table-cell>
          <table:table-cell office:value-type="float" office:value="5">
            <text:p>5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АС-3.3</text:p>
          </table:table-cell>
          <table:table-cell office:value-type="float" office:value="4800">
            <text:p>4800</text:p>
          </table:table-cell>
          <table:table-cell office:value-type="float" office:value="15000">
            <text:p>15 000</text:p>
          </table:table-cell>
          <table:table-cell office:value-type="float" office:value="5">
            <text:p>5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АС-3.4</text:p>
          </table:table-cell>
          <table:table-cell office:value-type="float" office:value="9600">
            <text:p>9600</text:p>
          </table:table-cell>
          <table:table-cell office:value-type="float" office:value="12000">
            <text:p>12 000</text:p>
          </table:table-cell>
          <table:table-cell office:value-type="float" office:value="5">
            <text:p>5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АС-3.5</text:p>
          </table:table-cell>
          <table:table-cell office:value-type="float" office:value="9600">
            <text:p>9600</text:p>
          </table:table-cell>
          <table:table-cell office:value-type="float" office:value="10000">
            <text:p>10 000</text:p>
          </table:table-cell>
          <table:table-cell office:value-type="float" office:value="3">
            <text:p>3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АС-3.6</text:p>
          </table:table-cell>
          <table:table-cell office:value-type="float" office:value="9600">
            <text:p>9600</text:p>
          </table:table-cell>
          <table:table-cell office:value-type="float" office:value="5000">
            <text:p>5 000</text:p>
          </table:table-cell>
          <table:table-cell office:value-type="float" office:value="3">
            <text:p>3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ПК-4.1</text:p>
          </table:table-cell>
          <table:table-cell office:value-type="float" office:value="4800">
            <text:p>4800</text:p>
          </table:table-cell>
          <table:table-cell office:value-type="float" office:value="13600">
            <text:p>13 600</text:p>
          </table:table-cell>
          <table:table-cell office:value-type="float" office:value="1.2">
            <text:p>1,2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АС-5.1</text:p>
          </table:table-cell>
          <table:table-cell office:value-type="float" office:value="2400">
            <text:p>2400</text:p>
          </table:table-cell>
          <table:table-cell office:value-type="float" office:value="15000">
            <text:p>15 000</text:p>
          </table:table-cell>
          <table:table-cell office:value-type="float" office:value="6">
            <text:p>6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АС-5.2</text:p>
          </table:table-cell>
          <table:table-cell office:value-type="float" office:value="9600">
            <text:p>9600</text:p>
          </table:table-cell>
          <table:table-cell office:value-type="float" office:value="12000">
            <text:p>12 0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АС-5.3</text:p>
          </table:table-cell>
          <table:table-cell office:value-type="float" office:value="4800">
            <text:p>4800</text:p>
          </table:table-cell>
          <table:table-cell office:value-type="float" office:value="26700">
            <text:p>26 7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АС-5.4</text:p>
          </table:table-cell>
          <table:table-cell office:value-type="float" office:value="9600">
            <text:p>9600</text:p>
          </table:table-cell>
          <table:table-cell office:value-type="float" office:value="26700">
            <text:p>26 7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АС-5.5</text:p>
          </table:table-cell>
          <table:table-cell office:value-type="float" office:value="2400">
            <text:p>2400</text:p>
          </table:table-cell>
          <table:table-cell office:value-type="float" office:value="16000">
            <text:p>16 000</text:p>
          </table:table-cell>
          <table:table-cell office:value-type="float" office:value="3">
            <text:p>3,0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,0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АС-5.6</text:p>
          </table:table-cell>
          <table:table-cell office:value-type="float" office:value="9600">
            <text:p>9600</text:p>
          </table:table-cell>
          <table:table-cell office:value-type="float" office:value="25000">
            <text:p>25 0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ПК-4.2</text:p>
          </table:table-cell>
          <table:table-cell office:value-type="float" office:value="2400">
            <text:p>2400</text:p>
          </table:table-cell>
          <table:table-cell office:value-type="float" office:value="16000">
            <text:p>16 000</text:p>
          </table:table-cell>
          <table:table-cell office:value-type="float" office:value="1.2">
            <text:p>1,2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ПК-4.3</text:p>
          </table:table-cell>
          <table:table-cell office:value-type="float" office:value="9600">
            <text:p>9600</text:p>
          </table:table-cell>
          <table:table-cell office:value-type="float" office:value="21000">
            <text:p>21 000</text:p>
          </table:table-cell>
          <table:table-cell office:value-type="float" office:value="1.2">
            <text:p>1,2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ПК-4.4</text:p>
          </table:table-cell>
          <table:table-cell office:value-type="float" office:value="2400">
            <text:p>2400</text:p>
          </table:table-cell>
          <table:table-cell office:value-type="float" office:value="15000">
            <text:p>15 000</text:p>
          </table:table-cell>
          <table:table-cell office:value-type="float" office:value="5.5">
            <text:p>5,5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,0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ПК-4.5</text:p>
          </table:table-cell>
          <table:table-cell office:value-type="float" office:value="2400">
            <text:p>2400</text:p>
          </table:table-cell>
          <table:table-cell office:value-type="float" office:value="18000">
            <text:p>18 000</text:p>
          </table:table-cell>
          <table:table-cell office:value-type="float" office:value="1.2">
            <text:p>1,2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ПК-4.6</text:p>
          </table:table-cell>
          <table:table-cell office:value-type="float" office:value="9600">
            <text:p>9600</text:p>
          </table:table-cell>
          <table:table-cell office:value-type="float" office:value="20000">
            <text:p>20 000</text:p>
          </table:table-cell>
          <table:table-cell office:value-type="float" office:value="4">
            <text:p>4,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МПД-2.1</text:p>
          </table:table-cell>
          <table:table-cell office:value-type="float" office:value="1200">
            <text:p>1200</text:p>
          </table:table-cell>
          <table:table-cell office:value-type="float" office:value="150000">
            <text:p>150 000</text:p>
          </table:table-cell>
          <table:table-cell office:value-type="float" office:value="30">
            <text:p>30,0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8.4">
            <text:p>18,4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string">
            <text:p>МПД-2.2</text:p>
          </table:table-cell>
          <table:table-cell office:value-type="float" office:value="9600">
            <text:p>9600</text:p>
          </table:table-cell>
          <table:table-cell office:value-type="float" office:value="19000">
            <text:p>19 000</text:p>
          </table:table-cell>
          <table:table-cell office:value-type="float" office:value="0">
            <text:p>0,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">
            <text:p>0,3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string">
            <text:p>МПД-2.3</text:p>
          </table:table-cell>
          <table:table-cell office:value-type="float" office:value="9600">
            <text:p>9600</text:p>
          </table:table-cell>
          <table:table-cell office:value-type="float" office:value="4700">
            <text:p>4 700</text:p>
          </table:table-cell>
          <table:table-cell office:value-type="float" office:value="0">
            <text:p>0,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">
            <text:p>0,3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string">
            <text:p>МПД-2.4</text:p>
          </table:table-cell>
          <table:table-cell office:value-type="float" office:value="9600">
            <text:p>9600</text:p>
          </table:table-cell>
          <table:table-cell office:value-type="float" office:value="13000">
            <text:p>13 000</text:p>
          </table:table-cell>
          <table:table-cell office:value-type="float" office:value="0">
            <text:p>0,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string">
            <text:p>МПД-2.5</text:p>
          </table:table-cell>
          <table:table-cell office:value-type="float" office:value="9600">
            <text:p>9600</text:p>
          </table:table-cell>
          <table:table-cell office:value-type="float" office:value="7000">
            <text:p>7 000</text:p>
          </table:table-cell>
          <table:table-cell office:value-type="float" office:value="5">
            <text:p>5,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">
            <text:p>0,6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string">
            <text:p>МПД-2.6</text:p>
          </table:table-cell>
          <table:table-cell office:value-type="float" office:value="9600">
            <text:p>9600</text:p>
          </table:table-cell>
          <table:table-cell office:value-type="float" office:value="5000">
            <text:p>5 000</text:p>
          </table:table-cell>
          <table:table-cell office:value-type="float" office:value="0">
            <text:p>0,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3">
          <table:table-cell office:value-type="string">
            <text:p>МПД-1.7</text:p>
          </table:table-cell>
          <table:table-cell office:value-type="float" office:value="4800">
            <text:p>4800</text:p>
          </table:table-cell>
          <table:table-cell office:value-type="float" office:value="40000">
            <text:p>40 000</text:p>
          </table:table-cell>
          <table:table-cell office:value-type="float" office:value="5">
            <text:p>5,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,0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САК" table:style-name="ta4" table:print="false">
        <table:table-column table:style-name="co13" table:default-cell-style-name="Default"/>
        <table:table-column table:style-name="co4" table:number-columns-repeated="1023" table:default-cell-style-name="Default"/>
        <table:table-row table:style-name="ro3">
          <table:table-cell table:style-name="ce29" office:value-type="string">
            <text:p>Скорость</text:p>
          </table:table-cell>
          <table:table-cell table:style-name="ce29" office:value-type="string">
            <text:p>УСАК</text:p>
          </table:table-cell>
          <table:table-cell table:style-name="ce29" table:number-columns-repeated="102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1">
            <text:p>0</text:p>
          </table:table-cell>
          <table:table-cell table:number-columns-repeated="102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5">
            <text:p>0</text:p>
          </table:table-cell>
          <table:table-cell table:number-columns-repeated="102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25">
            <text:p>0</text:p>
          </table:table-cell>
          <table:table-cell table:number-columns-repeated="102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125">
            <text:p>0,01</text:p>
          </table:table-cell>
          <table:table-cell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office:value-type="float" office:value="0.0625">
            <text:p>0,06</text:p>
          </table:table-cell>
          <table:table-cell table:number-columns-repeated="1022"/>
        </table:table-row>
        <table:table-row table:style-name="ro3">
          <table:table-cell office:value-type="float" office:value="2400">
            <text:p>2400</text:p>
          </table:table-cell>
          <table:table-cell office:value-type="float" office:value="0.325">
            <text:p>0,33</text:p>
          </table:table-cell>
          <table:table-cell table:number-columns-repeated="1022"/>
        </table:table-row>
        <table:table-row table:style-name="ro3">
          <table:table-cell office:value-type="float" office:value="4800">
            <text:p>4800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3">
          <table:table-cell office:value-type="float" office:value="9600">
            <text:p>9600</text:p>
          </table:table-cell>
          <table:table-cell office:value-type="float" office:value="8.5">
            <text:p>8,5</text:p>
          </table:table-cell>
          <table:table-cell table:number-columns-repeated="1022"/>
        </table:table-row>
        <table:table-row table:style-name="ro3">
          <table:table-cell office:value-type="float" office:value="19200">
            <text:p>19200</text:p>
          </table:table-cell>
          <table:table-cell office:value-type="float" office:value="42.5">
            <text:p>42,5</text:p>
          </table:table-cell>
          <table:table-cell table:number-columns-repeated="1022"/>
        </table:table-row>
      </table:table>
      <table:table table:name="Константы" table:style-name="ta5" table:print="false">
        <table:table-column table:style-name="co14" table:default-cell-style-name="Default"/>
        <table:table-column table:style-name="co4" table:number-columns-repeated="1023" table:default-cell-style-name="Default"/>
        <table:table-row table:style-name="ro3">
          <table:table-cell office:value-type="string">
            <text:p>Cтоимость 1 кв.м</text:p>
          </table:table-cell>
          <table:table-cell office:value-type="float" office:value="250">
            <text:p>250</text:p>
          </table:table-cell>
          <table:table-cell office:value-type="string">
            <text:p>Xч</text:p>
          </table:table-cell>
          <table:table-cell table:number-columns-repeated="1021"/>
        </table:table-row>
        <table:table-row table:style-name="ro3">
          <table:table-cell office:value-type="string">
            <text:p>Средняя зарплата ОП</text:p>
          </table:table-cell>
          <table:table-cell office:value-type="float" office:value="200">
            <text:p>200</text:p>
          </table:table-cell>
          <table:table-cell office:value-type="string">
            <text:p>для расчета Zвп</text:p>
          </table:table-cell>
          <table:table-cell table:number-columns-repeated="1021"/>
        </table:table-row>
        <table:table-row table:style-name="ro3">
          <table:table-cell office:value-type="string">
            <text:p>К эфф. кап.вложений</text:p>
          </table:table-cell>
          <table:table-cell office:value-type="float" office:value="0.3">
            <text:p>0,3</text:p>
          </table:table-cell>
          <table:table-cell office:value-type="string">
            <text:p>Ea</text:p>
          </table:table-cell>
          <table:table-cell table:number-columns-repeated="1021"/>
        </table:table-row>
        <table:table-row table:style-name="ro3">
          <table:table-cell office:value-type="string">
            <text:p>К трансп.расходов.</text:p>
          </table:table-cell>
          <table:table-cell office:value-type="float" office:value="0.2">
            <text:p>0,2</text:p>
          </table:table-cell>
          <table:table-cell office:value-type="string">
            <text:p>Eтр</text:p>
          </table:table-cell>
          <table:table-cell table:number-columns-repeated="1021"/>
        </table:table-row>
        <table:table-row table:style-name="ro3">
          <table:table-cell office:value-type="string">
            <text:p>К наладки оборуд.</text:p>
          </table:table-cell>
          <table:table-cell office:value-type="float" office:value="0.3">
            <text:p>0,3</text:p>
          </table:table-cell>
          <table:table-cell office:value-type="string">
            <text:p>Eно</text:p>
          </table:table-cell>
          <table:table-cell table:number-columns-repeated="1021"/>
        </table:table-row>
        <table:table-row table:style-name="ro3">
          <table:table-cell office:value-type="string">
            <text:p>К амортиз.площади</text:p>
          </table:table-cell>
          <table:table-cell office:value-type="float" office:value="0.1">
            <text:p>0,1</text:p>
          </table:table-cell>
          <table:table-cell office:value-type="string">
            <text:p>для расчета Zапл</text:p>
          </table:table-cell>
          <table:table-cell table:number-columns-repeated="1021"/>
        </table:table-row>
        <table:table-row table:style-name="ro3">
          <table:table-cell office:value-type="string">
            <text:p>К качества канала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К превыш.нагр.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Стоимость ээ, 1 квт*ч</text:p>
          </table:table-cell>
          <table:table-cell office:value-type="float" office:value="0.04">
            <text:p>0,04</text:p>
          </table:table-cell>
          <table:table-cell table:number-columns-repeated="1022"/>
        </table:table-row>
      </table:table>
      <table:table table:name="Расчет" table:style-name="ta7" table:print="false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CommandButton" form:control-implementation="ooo:com.sun.star.form.component.CommandButton" form:id="control2" form:label="Расчет этапа II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Модуль1.Этап2?language=Basic&amp;location=document"/>
              </office:event-listeners>
            </form:button>
            <form:button form:name="CommandButton" form:control-implementation="ooo:com.sun.star.form.component.CommandButton" form:id="control3" form:label="Расчет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Модуль1.Этап2?language=Basic&amp;location=document"/>
              </office:event-listeners>
            </form:button>
          </form:form>
        </office:forms>
        <table:table-column table:style-name="co8" table:default-cell-style-name="ce39"/>
        <table:table-column table:style-name="co18" table:default-cell-style-name="Default"/>
        <table:table-column table:style-name="co19" table:default-cell-style-name="ce41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7"/>
        <table:table-column table:style-name="co26" table:default-cell-style-name="ce45"/>
        <table:table-column table:style-name="co27" table:default-cell-style-name="ce47"/>
        <table:table-column table:style-name="co28" table:default-cell-style-name="ce47"/>
        <table:table-column table:style-name="co4" table:number-columns-repeated="1010" table:default-cell-style-name="Default"/>
        <table:table-row table:style-name="ro3">
          <table:table-cell office:value-type="string">
            <text:p>ПК-4.1</text:p>
          </table:table-cell>
          <table:table-cell office:value-type="float" office:value="4800">
            <text:p>4800</text:p>
          </table:table-cell>
          <table:table-cell office:value-type="float" office:value="13600">
            <text:p>13 600,00</text:p>
          </table:table-cell>
          <table:table-cell office:value-type="float" office:value="1.2">
            <text:p>1,2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0718222222222222">
            <text:p>0,07</text:p>
          </table:table-cell>
          <table:table-cell office:value-type="float" office:value="44.9319822222222">
            <text:p>45р.</text:p>
          </table:table-cell>
          <table:table-cell office:value-type="float" office:value="20700">
            <text:p>20 700,00р.</text:p>
          </table:table-cell>
          <table:table-cell office:value-type="float" office:value="19866.9955555556">
            <text:p>19 867,00р.</text:p>
          </table:table-cell>
          <table:table-cell table:number-columns-repeated="1010"/>
        </table:table-row>
        <table:table-row table:style-name="ro3">
          <table:table-cell office:value-type="string">
            <text:p>ПК-4.2</text:p>
          </table:table-cell>
          <table:table-cell office:value-type="float" office:value="2400">
            <text:p>2400</text:p>
          </table:table-cell>
          <table:table-cell office:value-type="float" office:value="16000">
            <text:p>16 000,00</text:p>
          </table:table-cell>
          <table:table-cell office:value-type="float" office:value="1.2">
            <text:p>1,2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143644444444444">
            <text:p>0,14</text:p>
          </table:table-cell>
          <table:table-cell office:value-type="float" office:value="17.1798755555556">
            <text:p>17р.</text:p>
          </table:table-cell>
          <table:table-cell office:value-type="float" office:value="24300">
            <text:p>24 300,00р.</text:p>
          </table:table-cell>
          <table:table-cell office:value-type="float" office:value="14008.9688888889">
            <text:p>14 008,97р.</text:p>
          </table:table-cell>
          <table:table-cell table:number-columns-repeated="1010"/>
        </table:table-row>
        <table:table-row table:style-name="ro3">
          <table:table-cell office:value-type="string">
            <text:p>ПК-4.3</text:p>
          </table:table-cell>
          <table:table-cell office:value-type="float" office:value="9600">
            <text:p>9600</text:p>
          </table:table-cell>
          <table:table-cell office:value-type="float" office:value="21000">
            <text:p>21 000,00</text:p>
          </table:table-cell>
          <table:table-cell office:value-type="float" office:value="1.2">
            <text:p>1,2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0359111111111111">
            <text:p>0,04</text:p>
          </table:table-cell>
          <table:table-cell office:value-type="float" office:value="112.329955555556">
            <text:p>112р.</text:p>
          </table:table-cell>
          <table:table-cell office:value-type="float" office:value="31800">
            <text:p>31 800,00р.</text:p>
          </table:table-cell>
          <table:table-cell office:value-type="float" office:value="40070.4888888889">
            <text:p>40 070,49р.</text:p>
          </table:table-cell>
          <table:table-cell table:number-columns-repeated="1010"/>
        </table:table-row>
        <table:table-row table:style-name="ro3">
          <table:table-cell office:value-type="string">
            <text:p>ПК-4.4</text:p>
          </table:table-cell>
          <table:table-cell office:value-type="float" office:value="2400">
            <text:p>2400</text:p>
          </table:table-cell>
          <table:table-cell office:value-type="float" office:value="15000">
            <text:p>15 000,00</text:p>
          </table:table-cell>
          <table:table-cell office:value-type="float" office:value="5.5">
            <text:p>5,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143644444444444">
            <text:p>0,14</text:p>
          </table:table-cell>
          <table:table-cell office:value-type="float" office:value="17.1798755555556">
            <text:p>17р.</text:p>
          </table:table-cell>
          <table:table-cell office:value-type="float" office:value="23875">
            <text:p>23 875,00р.</text:p>
          </table:table-cell>
          <table:table-cell office:value-type="float" office:value="13937.4688888889">
            <text:p>13 937,47р.</text:p>
          </table:table-cell>
          <table:table-cell table:number-columns-repeated="1010"/>
        </table:table-row>
        <table:table-row table:style-name="ro3">
          <table:table-cell office:value-type="string">
            <text:p>ПК-4.5</text:p>
          </table:table-cell>
          <table:table-cell office:value-type="float" office:value="2400">
            <text:p>2400</text:p>
          </table:table-cell>
          <table:table-cell office:value-type="float" office:value="18000">
            <text:p>18 000,00</text:p>
          </table:table-cell>
          <table:table-cell office:value-type="float" office:value="1.2">
            <text:p>1,2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143644444444444">
            <text:p>0,14</text:p>
          </table:table-cell>
          <table:table-cell office:value-type="float" office:value="17.1798755555556">
            <text:p>17р.</text:p>
          </table:table-cell>
          <table:table-cell office:value-type="float" office:value="27300">
            <text:p>27 300,00р.</text:p>
          </table:table-cell>
          <table:table-cell office:value-type="float" office:value="14908.9688888889">
            <text:p>14 908,97р.</text:p>
          </table:table-cell>
          <table:table-cell table:number-columns-repeated="1010"/>
        </table:table-row>
        <table:table-row table:style-name="ro3">
          <table:table-cell office:value-type="string">
            <text:p>ПК-4.6</text:p>
          </table:table-cell>
          <table:table-cell office:value-type="float" office:value="9600">
            <text:p>9600</text:p>
          </table:table-cell>
          <table:table-cell office:value-type="float" office:value="20000">
            <text:p>20 000,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0359111111111111">
            <text:p>0,04</text:p>
          </table:table-cell>
          <table:table-cell office:value-type="float" office:value="112.329955555556">
            <text:p>112р.</text:p>
          </table:table-cell>
          <table:table-cell office:value-type="float" office:value="31000">
            <text:p>31 000,00р.</text:p>
          </table:table-cell>
          <table:table-cell office:value-type="float" office:value="39830.4888888889">
            <text:p>39 830,49р.</text:p>
          </table:table-cell>
          <table:table-cell table:number-columns-repeated="101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>
            <draw:frame table:end-cell-address="Расчет.O32" table:end-x="1.354cm" table:end-y="0.431cm" draw:z-index="0" draw:name="Chart 1" draw:style-name="gr2" svg:width="25.71cm" svg:height="9.033cm" svg:x="0cm" svg:y="0.431cm">
              <draw:object draw:notify-on-update-of-ranges="Расчет.A1:Расчет.A6 Расчет.M1:Расчет.M6 Расчет.N1:Расчет.N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21">
          <table:table-cell table:number-columns-repeated="1024"/>
        </table:table-row>
        <table:table-row table:style-name="ro7" table:visibility="collapse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12">
            <text:p>1 212,00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5">
          <table:table-cell table:style-name="ce32" office:value-type="string">
            <text:p><text:span text:style-name="T2"><text:a xlink:href="#Результат.A1">Откройте лист Результат для перехода к следующему этапу</text:a></text:span></text:p>
          </table:table-cell>
          <table:table-cell table:style-name="ce40"/>
          <table:table-cell table:style-name="ce42"/>
          <table:table-cell table:style-name="ce40" table:number-columns-repeated="7"/>
          <table:table-cell table:style-name="ce44">
            <draw:control table:end-cell-address="Расчет.M37" table:end-x="0.68cm" table:end-y="0.065cm" draw:z-index="2" draw:name="CommandButton" draw:style-name="gr1" draw:text-style-name="P1" svg:width="3.519cm" svg:height="0.623cm" svg:x="1.063cm" svg:y="0.365cm" draw:control="control3"/>
          </table:table-cell>
          <table:table-cell table:style-name="ce46"/>
          <table:table-cell table:style-name="ce48" table:number-columns-repeated="2"/>
          <table:table-cell table:style-name="ce40" table:number-columns-repeated="1010"/>
        </table:table-row>
        <table:table-row table:style-name="ro3">
          <table:table-cell table:style-name="ce40" office:value-type="string">
            <text:p>Запустите макрос, введя эффективное значение скорости для каждого ОПД в столбце B</text:p>
          </table:table-cell>
          <table:table-cell table:style-name="ce40"/>
          <table:table-cell table:style-name="ce42"/>
          <table:table-cell table:style-name="ce40" table:number-columns-repeated="7"/>
          <table:table-cell table:style-name="ce44"/>
          <table:table-cell table:style-name="ce46"/>
          <table:table-cell table:style-name="ce48" table:number-columns-repeated="2"/>
          <table:table-cell table:style-name="ce40" table:number-columns-repeated="1010"/>
        </table:table-row>
        <table:table-row table:style-name="ro5">
          <table:table-cell table:style-name="ce32" office:value-type="string">
            <text:p><text:span text:style-name="T2"><text:a xlink:href="#Начало.A6">Для дополнительной помощи откройте начальный лист</text:a></text:span></text:p>
          </table:table-cell>
          <table:table-cell table:style-name="ce32"/>
          <table:table-cell table:style-name="ce43"/>
          <table:table-cell table:style-name="ce32" table:number-columns-repeated="9"/>
          <table:table-cell table:style-name="ce32">
            <draw:control table:end-cell-address="Расчет.O38" table:end-x="1.217cm" table:end-y="0.369cm" draw:z-index="1" draw:name="CommandButton" draw:style-name="gr1" draw:text-style-name="P1" svg:width="4.098cm" svg:height="0.775cm" svg:x="2.948cm" svg:y="0.065cm" draw:control="control2"/>
          </table:table-cell>
          <table:table-cell table:style-name="ce32" table:number-columns-repeated="1011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Результат" table:style-name="ta8" table:print="false"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ce51"/>
        <table:table-column table:style-name="co32" table:default-cell-style-name="ce55"/>
        <table:table-column table:style-name="co18" table:default-cell-style-name="ce39"/>
        <table:table-column table:style-name="co4" table:number-columns-repeated="5" table:default-cell-style-name="Default"/>
        <table:table-column table:style-name="co33" table:default-cell-style-name="Default"/>
        <table:table-column table:style-name="co4" table:number-columns-repeated="1012" table:default-cell-style-name="Default"/>
        <table:table-row table:style-name="ro3">
          <table:table-cell table:style-name="ce29" office:value-type="string">
            <text:p>АП</text:p>
          </table:table-cell>
          <table:table-cell table:style-name="ce38" office:value-type="string">
            <text:p>Nкс</text:p>
          </table:table-cell>
          <table:table-cell table:style-name="ce38" office:value-type="string">
            <text:p>Xj</text:p>
          </table:table-cell>
          <table:table-cell table:style-name="ce50" office:value-type="string">
            <text:p>Kисп</text:p>
          </table:table-cell>
          <table:table-cell table:style-name="ce54" office:value-type="string">
            <text:p>Lпр</text:p>
          </table:table-cell>
          <table:table-cell table:style-name="ce58" office:value-type="string">
            <text:p>Ккс</text:p>
          </table:table-cell>
          <table:table-cell table:style-name="ce29"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2">
            <text:p>2</text:p>
          </table:table-cell>
          <table:table-cell office:value-type="float" office:value="0.718222222222222">
            <text:p>0,718</text:p>
          </table:table-cell>
          <table:table-cell office:value-type="float" office:value="61822.1888888889">
            <text:p>61 822,19р.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718222222222222">
            <text:p>0,718</text:p>
          </table:table-cell>
          <table:table-cell office:value-type="float" office:value="31117.3444444444">
            <text:p>31 117,34р.</text:p>
          </table:table-cell>
          <table:table-cell office:value-type="float" office:value="0.2">
            <text:p>0,2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478814814814815">
            <text:p>0,479</text:p>
          </table:table-cell>
          <table:table-cell office:value-type="float" office:value="23959.062962963">
            <text:p>23 959,06р.</text:p>
          </table:table-cell>
          <table:table-cell office:value-type="float" office:value="0.3">
            <text:p>0,3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359111111111111">
            <text:p>0,359</text:p>
          </table:table-cell>
          <table:table-cell office:value-type="float" office:value="20379.9222222222">
            <text:p>20 379,92р.</text:p>
          </table:table-cell>
          <table:table-cell office:value-type="float" office:value="0.4">
            <text:p>0,4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287288888888889">
            <text:p>0,287</text:p>
          </table:table-cell>
          <table:table-cell office:value-type="float" office:value="18232.4377777778">
            <text:p>18 232,44р.</text:p>
          </table:table-cell>
          <table:table-cell office:value-type="float" office:value="0.5">
            <text:p>0,5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239407407407407">
            <text:p>0,239</text:p>
          </table:table-cell>
          <table:table-cell office:value-type="float" office:value="16800.7814814815">
            <text:p>16 800,78р.</text:p>
          </table:table-cell>
          <table:table-cell office:value-type="float" office:value="0.6">
            <text:p>0,6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205206349206349">
            <text:p>0,205</text:p>
          </table:table-cell>
          <table:table-cell office:value-type="float" office:value="15778.1698412698">
            <text:p>15 778,17р.</text:p>
          </table:table-cell>
          <table:table-cell office:value-type="float" office:value="0.7">
            <text:p>0,7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179555555555556">
            <text:p>0,180</text:p>
          </table:table-cell>
          <table:table-cell office:value-type="float" office:value="15011.2111111111">
            <text:p>15 011,21р.</text:p>
          </table:table-cell>
          <table:table-cell office:value-type="float" office:value="0.8">
            <text:p>0,8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159604938271605">
            <text:p>0,160</text:p>
          </table:table-cell>
          <table:table-cell office:value-type="float" office:value="14414.687654321">
            <text:p>14 414,69р.</text:p>
          </table:table-cell>
          <table:table-cell office:value-type="float" office:value="0.9">
            <text:p>0,9</text:p>
          </table:table-cell>
          <table:table-cell table:number-columns-repeated="1018"/>
        </table:table-row>
        <table:table-row table:style-name="ro3">
          <table:table-cell office:value-type="string">
            <text:p>ПК-4.4</text:p>
          </table:table-cell>
          <table:table-cell table:number-columns-repeated="2" office:value-type="float" office:value="1">
            <text:p>1</text:p>
          </table:table-cell>
          <table:table-cell office:value-type="float" office:value="0.143644444444444">
            <text:p>0,144</text:p>
          </table:table-cell>
          <table:table-cell office:value-type="float" office:value="13937.4688888889">
            <text:p>13 937,47р.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>
            <draw:frame table:end-cell-address="Результат.I29" table:end-x="1.53cm" table:end-y="0.205cm" draw:z-index="0" draw:name="Chart 1" draw:style-name="gr2" svg:width="15.75cm" svg:height="7.716cm" svg:x="0cm" svg:y="0.186cm">
              <draw:object draw:notify-on-update-of-ranges="Результат.F2:Результат.F11 Результат.D2:Результат.D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5">
          <table:table-cell table:style-name="ce32" office:value-type="string">
            <text:p><text:span text:style-name="T2"><text:a xlink:href="#Начало.A6">Для дополнительной помощи откройте начальный лист</text:a></text:span></text:p>
          </table:table-cell>
          <table:table-cell table:style-name="ce32"/>
          <table:table-cell table:style-name="ce37"/>
          <table:table-cell table:style-name="ce52"/>
          <table:table-cell table:style-name="ce56"/>
          <table:table-cell table:style-name="ce59"/>
          <table:table-cell table:style-name="ce3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Результат.I47" table:end-x="1.53cm" table:end-y="0.083cm" draw:z-index="1" draw:name="Chart 2" draw:style-name="gr2" svg:width="15.75cm" svg:height="7.699cm" svg:x="0cm" svg:y="0.062cm">
              <draw:object draw:notify-on-update-of-ranges="Результат.F2:Результат.F11 Результат.E2:Результат.E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style-name="ce40" office:value-type="string">
            <text:p>Определите по графику Кисп=f(Ккс) эффективную скорость передачи при максимальном Кисп</text:p>
          </table:table-cell>
          <table:table-cell table:style-name="ce40" table:number-columns-repeated="1023"/>
        </table:table-row>
        <table:table-row table:style-name="ro5">
          <table:table-cell table:style-name="ce32" office:value-type="string">
            <text:p><text:span text:style-name="T2"><text:a xlink:href="#Расчет.A1">Откройте лист Расчет</text:a></text:span></text:p>
          </table:table-cell>
          <table:table-cell table:style-name="ce49" table:number-columns-repeated="2"/>
          <table:table-cell table:style-name="ce53"/>
          <table:table-cell table:style-name="ce57"/>
          <table:table-cell table:style-name="ce49" table:number-columns-repeated="1019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но" table:base-cell-address="$Начало.$A$1" table:cell-range-address="$Константы.$B$5"/>
        <table:named-range table:name="Eтр" table:base-cell-address="$Начало.$A$1" table:cell-range-address="$Константы.$B$4"/>
        <table:named-range table:name="Xч" table:base-cell-address="$Начало.$A$1" table:cell-range-address="$Константы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р.</number:text>
    </number:number-style>
    <number:number-style style:name="N119">
      <number:number number:decimal-places="3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17.02.2012</text:date>, <text:time>15:51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Начало" style:display-name="PageStyle_Начал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грузка" style:display-name="PageStyle_Нагрузк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ПД" style:display-name="PageStyle_ОП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САК" style:display-name="PageStyle_УСА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онстанты" style:display-name="PageStyle_Конста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счет" style:display-name="PageStyle_Расчет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езультат" style:display-name="PageStyle_Результа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7T15:51:39.87</dc:date>
    <meta:editing-cycles>6</meta:editing-cycles>
    <meta:editing-duration>PT00H38M26S</meta:editing-duration>
    <meta:generator>OpenOffice.org/3.2$Win32 OpenOffice.org_project/320m12$Build-9483</meta:generator>
    <meta:document-statistic meta:table-count="7" meta:cell-count="575" meta:object-count="6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Модуль1"/>
  <library:element library:name="Лист1"/>
</library:library>
</file>

<file path=Basic/Standard/Лист1.xml><?xml version="1.0" encoding="utf-8"?>
<!DOCTYPE module  PUBLIC '-//OpenOffice.org//DTD OfficeDocument 1.0//EN'  'module.dtd'>
<script:module xmlns:script="http://openoffice.org/2000/script" script:name="Лист1" script:language="StarBasic">Rem Attribute VBA_ModuleType=VBADocumentModule
Option VBASupport 1
Private Sub Worksheet_SelectionChange(ByVal Target As Excel.Range)

End Sub
</script:module>
</file>

<file path=Basic/Standard/Модуль1.xml><?xml version="1.0" encoding="utf-8"?>
<!DOCTYPE module  PUBLIC '-//OpenOffice.org//DTD OfficeDocument 1.0//EN'  'module.dtd'>
<script:module xmlns:script="http://openoffice.org/2000/script" script:name="Модуль1" script:language="StarBasic">Rem Attribute VBA_ModuleType=VBAModule
Option VBASupport 1
Rem Attribute VBA_ModuleType=VBAModule
Dim iНагрузка As Integer
Dim Kкс As Double

Sub Этап1()
    Dim i, j As Integer
    Set rwНагрузка = Worksheets("Расчет").Range("a34:f34")
    Set rwsРасчет = Worksheets("Расчет").Rows
    
    If ActiveSheet.Name &lt;&gt; "Нагрузка" Then
            MsgBox "Откройте лист ""Нагрузка"" и выделите строку с нужным номером АП"
            Worksheets("Нагрузка").Activate
            Exit Sub
    End If
    iНагрузка = CInt(Mid(ActiveCell.Address(), 4))
    If (iНагрузка &lt; 2) Then
        MsgBox "Неправильный номер АП " + CStr(iНагрузка - 1)
        Exit Sub
    End If
    With Worksheets("Нагрузка")
        rwНагрузка.Value = .Range(.Cells(iНагрузка, 1), .Cells(iНагрузка, 6)).Value
    End With
   
    Worksheets("Расчет").Cells(1, 1).CurrentRegion.ClearContents
    For i = 1 To 6
        If rwНагрузка.Cells(1, i) = "" Then
            MsgBox "Недопустимое значение ячейки (" + CStr(iНагрузка) + "," + CStr(i) + ")"
            Exit Sub
         End If
    Next
    i = 1
    j = 1
    Worksheets("Расчет").Activate
   While Worksheets("ОПД").Cells(j, 1) &lt;&gt; ""
        If Worksheets("ОПД").Cells(j, 8) = rwНагрузка.Cells(1, 2) Then
            rwsРасчет.Range("a" + CStr(i) + ":h" + CStr(i)).Value = Worksheets("ОПД").Range("a" + CStr(j) + ":h" + CStr(j)).Value
   Rem          Call РасчетL(rwsРасчет(i))
            i = i + 1
        End If
    j = j + 1
    Wend
  
    iRwРезультат = 2
    For Kкс = 0.1 To 1.01 Step 0.1
      Lmin = 10000000000#
      iRwLmin = 1
      i = 1
      While Worksheets("Расчет").Cells(i, 1) &lt;&gt; ""
        Call РасчетL(Worksheets("Расчет").Rows(i))
        If Worksheets("Расчет").Cells(i, 14) &lt; Lmin Then
            Lmin = Worksheets("Расчет").Cells(i, 14)
            iRwLmin = i
        End If
        i = i + 1
      Wend
    Worksheets("Результат").Cells(iRwРезультат, 1) = Worksheets("Расчет").Cells(iRwLmin, 1)
    Worksheets("Результат").Cells(iRwРезультат, 2) = Worksheets("Расчет").Cells(iRwLmin, 9)
    Worksheets("Результат").Cells(iRwРезультат, 3) = Worksheets("Расчет").Cells(iRwLmin, 10)
    Worksheets("Результат").Cells(iRwРезультат, 4) = Worksheets("Расчет").Cells(iRwLmin, 11)
    Worksheets("Результат").Cells(iRwРезультат, 5) = Worksheets("Расчет").Cells(iRwLmin, 14)
    Worksheets("Результат").Cells(iRwРезультат, 6) = Kкс
    iRwРезультат = iRwРезультат + 1
    Next
  
  MsgBox "Оптимальный выбор " + CStr(Worksheets("Расчет").Cells(iRwLmin, 1))
  Worksheets("Расчет").Activate
  
  With Worksheets("Расчет")
    .Range(.Cells(iRwLmin, 1), .Cells(iRwLmin, 14)).Select
 End With
End Sub

Public Function БолОкругл(x As Single)
    y = Int(x)
    If x &lt;= y Then БолОкругл = y Else БолОкругл = y + 1
    If БолОкругл = 0 Then БолОкругл = 1
End Function
Sub РасчетL(rwРасчет As Variant)
            Set rwНагрузка = Worksheets("Расчет").Range("a34:f34")
            Set rwsРасчет = Worksheets("Расчет").Rows

            Dim Tар As Double
            Rem MsgBox rwРасчет.Cells(1, 2)
            Tар = rwНагрузка.Cells(1, 3) * 1024# * 8# / (rwРасчет.Cells(1, 2) * Kкс * 3600#)
            rwРасчет.Cells(1, 9).Value = БолОкругл(Tар / rwНагрузка.Cells(1, 4))
            If rwРасчет.Cells(1, 9).Value &lt;= rwРасчет.Cells(1, 5).Value Then rwРасчет.Cells(1, 10).Value = 1 Else rwРасчет.Cells(1, 10).Value = rwРасчет.Cells(1, 9).Value
            rwРасчет.Cells(1, 11).Value = Tар / (rwНагрузка.Cells(1, 4) * rwРасчет.Cells(1, 9))
            For Each rwУСАК In Worksheets("УСАК").Cells(1, 1).CurrentRegion.Rows
                If rwУСАК.Cells(1, 1) = rwРасчет.Cells(1, 2) Then
                    rwРасчет.Cells(1, 12).Value = rwУСАК.Cells(1, 2) * Tар * rwНагрузка.Cells(1, 6)
                    Exit For
                End If
            Next
            If rwРасчет.Cells(1, 12).Value = "" Then
                MsgBox "Не найлен УСАК для скорости " + CStr(rwРасчет.Cells(1, 2))
                Exit Sub
            End If
            rwРасчет.Cells(1, 13).Value = rwРасчет.Cells(1, 10).Value * rwРасчет.Cells(1, 3).Value * (1 + Worksheets("Константы").Cells(4, 2) + Worksheets("Константы").Cells(5, 2)) + rwРасчет.Cells(1, 4).Value * Worksheets("Константы").Cells(1, 2)
            Zвп = Worksheets("Константы").Cells(2, 2) * rwРасчет.Cells(1, 6).Value * 12 * rwРасчет.Cells(1, 10).Value
            Zээ = Worksheets("Константы").Cells(9, 2) * rwРасчет.Cells(1, 10).Value * rwНагрузка.Cells(1, 4) * rwНагрузка.Cells(1, 5) * rwРасчет.Cells(1, 7).Value
            Zар = Worksheets("Константы").Cells(1, 2) * rwРасчет.Cells(1, 4).Value * Worksheets("Константы").Cells(2, 6) * Worksheets("Нагрузка").Cells(2, 4)
            Zдпл = rwРасчет.Cells(1, 12) * rwНагрузка.Cells(1, 5)
            rwРасчет.Cells(1, 14).Value = rwРасчет.Cells(1, 13).Value * Worksheets("Константы").Cells(3, 2) + Zвп + Zээ + Zдпл + Zар
End Sub

Sub Этап2()
     Set rwНагрузка = Worksheets("Расчет").Range("a34:f34")
     Set rwsРасчет = Worksheets("Расчет").Rows

    Dim i As Integer
    For i = 1 To 6
        If rwНагрузка.Cells(1, i) = "" Then
            MsgBox "Недопустимое значение ячейки (" + CStr(iНагрузка) + "," + CStr(i) + ")"
            Exit Sub
         End If
    Next
    i = 1

    Kкс = 1
      Lmin = 10000000000#
      iRwLmin = 1
      i = 1
      While Worksheets("Расчет").Cells(i, 1) &lt;&gt; ""
        Call РасчетL(Worksheets("Расчет").Rows(i))
        If Worksheets("Расчет").Cells(i, 14) &lt; Lmin Then
            Lmin = Worksheets("Расчет").Cells(i, 14)
            iRwLmin = i
        End If
        i = i + 1
      Wend
      
  
  MsgBox "Оптимальный выбор " + CStr(Worksheets("Расчет").Cells(iRwLmin, 1))
 
  With Worksheets("Расчет")
    .Range(.Cells(iRwLmin, 1), .Cells(iRwLmin, 14)).Select
 End With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5">
      <number:number number:decimal-places="2" number:min-integer-digits="1" number:grouping="true"/>
      <number:text>р.</number:text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Arial Cyr'" fo:font-size="8pt" style:font-size-asian="8pt" style:font-family-complex="'Arial Cyr'" style:font-size-complex="8pt"/>
    </style:style>
    <style:style style:name="ch3" style:family="chart">
      <style:chart-properties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minimum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15">
      <style:chart-properties chart:display-label="true" chart:logarithmic="false" chart:gap-width="150" chart:reverse-direction="false" text:line-break="false" chart:axis-position="1" chart:axis-label-position="outside-minimum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115">
      <style:graphic-properties svg:stroke-width="0.035cm" draw:fill-color="#9999ff"/>
      <style:text-properties fo:font-size="6pt" style:font-size-asian="6pt" style:font-size-complex="6pt"/>
    </style:style>
    <style:style style:name="ch7" style:family="chart" style:data-style-name="N115">
      <style:graphic-properties svg:stroke-width="0.035cm" draw:fill-color="#993366"/>
      <style:text-properties fo:font-size="6pt" style:font-size-asian="6pt" style:font-size-complex="6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5.711cm" svg:height="9.034cm" xlink:href=".." chart:class="chart:bar" chart:style-name="ch1">
        <chart:legend chart:legend-position="end" svg:x="23.118cm" svg:y="3.996cm" chart:style-name="ch2"/>
        <chart:plot-area chart:style-name="ch3" table:cell-range-address="Расчет.A1:Расчет.A6 Расчет.M1:Расчет.N6" chart:data-source-has-labels="column" svg:x="0.514cm" svg:y="0.18cm" svg:width="22.091cm" svg:height="8.494cm">
          <chart:axis chart:dimension="x" chart:name="primary-x" chart:style-name="ch4">
            <chart:categories table:cell-range-address="Расчет.A1:Расчет.A6"/>
          </chart:axis>
          <chart:axis chart:dimension="y" chart:name="primary-y" chart:style-name="ch5">
            <chart:grid chart:class="major"/>
          </chart:axis>
          <chart:series chart:style-name="ch6" chart:values-cell-range-address="Расчет.M1:Расчет.M6" chart:class="chart:bar">
            <chart:data-point chart:repeated="6"/>
          </chart:series>
          <chart:series chart:style-name="ch7" chart:values-cell-range-address="Расчет.N1:Расчет.N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 text:id="Расчет.A1:Расчет.A6">ПК-4.1</text:p>
              </table:table-cell>
              <table:table-cell office:value-type="float" office:value="20700">
                <text:p text:id="Расчет.M1:Расчет.M6">20700</text:p>
              </table:table-cell>
              <table:table-cell office:value-type="float" office:value="19866.9955555556">
                <text:p text:id="Расчет.N1:Расчет.N6">19866.9955555556</text:p>
              </table:table-cell>
            </table:table-row>
            <table:table-row>
              <table:table-cell office:value-type="string">
                <text:p>ПК-4.2</text:p>
              </table:table-cell>
              <table:table-cell office:value-type="float" office:value="24300">
                <text:p>24300</text:p>
              </table:table-cell>
              <table:table-cell office:value-type="float" office:value="14008.9688888889">
                <text:p>14008.9688888889</text:p>
              </table:table-cell>
            </table:table-row>
            <table:table-row>
              <table:table-cell office:value-type="string">
                <text:p>ПК-4.3</text:p>
              </table:table-cell>
              <table:table-cell office:value-type="float" office:value="31800">
                <text:p>31800</text:p>
              </table:table-cell>
              <table:table-cell office:value-type="float" office:value="40070.4888888889">
                <text:p>40070.4888888889</text:p>
              </table:table-cell>
            </table:table-row>
            <table:table-row>
              <table:table-cell office:value-type="string">
                <text:p>ПК-4.4</text:p>
              </table:table-cell>
              <table:table-cell office:value-type="float" office:value="23875">
                <text:p>23875</text:p>
              </table:table-cell>
              <table:table-cell office:value-type="float" office:value="13937.4688888889">
                <text:p>13937.4688888889</text:p>
              </table:table-cell>
            </table:table-row>
            <table:table-row>
              <table:table-cell office:value-type="string">
                <text:p>ПК-4.5</text:p>
              </table:table-cell>
              <table:table-cell office:value-type="float" office:value="27300">
                <text:p>27300</text:p>
              </table:table-cell>
              <table:table-cell office:value-type="float" office:value="14908.9688888889">
                <text:p>14908.9688888889</text:p>
              </table:table-cell>
            </table:table-row>
            <table:table-row>
              <table:table-cell office:value-type="string">
                <text:p>ПК-4.6</text:p>
              </table:table-cell>
              <table:table-cell office:value-type="float" office:value="31000">
                <text:p>31000</text:p>
              </table:table-cell>
              <table:table-cell office:value-type="float" office:value="39830.4888888889">
                <text:p>39830.4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interpolation="cubic-spline"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16">
      <style:chart-properties chart:display-label="true" chart:logarithmic="false" chart:reverse-direction="false" text:line-break="false" chart:axis-position="0" chart:axis-label-position="outside-minimum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116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>
      <style:graphic-properties draw:stroke="solid" svg:stroke-width="0.035cm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751cm" svg:height="7.717cm" xlink:href=".." chart:class="chart:scatter" chart:column-mapping="1 0" chart:style-name="ch1">
        <chart:title svg:x="5.705cm" svg:y="0.155cm" chart:style-name="ch2">
          <text:p>Зависимость Кисп от Ккс</text:p>
        </chart:title>
        <chart:plot-area chart:style-name="ch3" table:cell-range-address="Результат.F2:Результат.F11 Результат.D2:Результат.D11" svg:x="0.315cm" svg:y="0.732cm" svg:width="15.121cm" svg:height="6.831cm">
          <chart:axis chart:dimension="x" chart:name="primary-x" chart:style-name="ch4"/>
          <chart:axis chart:dimension="y" chart:name="primary-y" chart:style-name="ch5"/>
          <chart:series chart:style-name="ch6" chart:values-cell-range-address="Результат.D2:Результат.D11" chart:class="chart:scatter">
            <chart:domain table:cell-range-address="Результат.F2:Результат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Результат.F2:Результат.F11">0.1</text:p>
              </table:table-cell>
              <table:table-cell office:value-type="float" office:value="0.718222222222222">
                <text:p text:id="Результат.D2:Результат.D11">0.718222222222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718222222222222">
                <text:p>0.718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478814814814815">
                <text:p>0.478814814814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359111111111111">
                <text:p>0.359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287288888888889">
                <text:p>0.2872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239407407407407">
                <text:p>0.239407407407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05206349206349">
                <text:p>0.205206349206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179555555555556">
                <text:p>0.179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159604938271605">
                <text:p>0.159604938271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43644444444444">
                <text:p>0.1436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5">
      <number:number number:decimal-places="2" number:min-integer-digits="1" number:grouping="true"/>
      <number:text>р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interpolation="cubic-spline"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15">
      <style:chart-properties chart:display-label="true" chart:logarithmic="false" chart:reverse-direction="false" text:line-break="false" chart:axis-position="0" chart:axis-label-position="outside-minimum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 style:data-style-name="N115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>
      <style:graphic-properties draw:stroke="solid" svg:stroke-width="0.035cm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751cm" svg:height="7.7cm" xlink:href=".." chart:class="chart:scatter" chart:column-mapping="1 0" chart:style-name="ch1">
        <chart:title svg:x="5.798cm" svg:y="0.155cm" chart:style-name="ch2">
          <text:p>Зависимость Lпр от Ккс</text:p>
        </chart:title>
        <chart:plot-area chart:style-name="ch3" table:cell-range-address="Результат.E2:Результат.F11" svg:x="0.315cm" svg:y="0.732cm" svg:width="15.121cm" svg:height="6.814cm">
          <chart:axis chart:dimension="x" chart:name="primary-x" chart:style-name="ch4"/>
          <chart:axis chart:dimension="y" chart:name="primary-y" chart:style-name="ch5"/>
          <chart:series chart:style-name="ch6" chart:values-cell-range-address="Результат.E2:Результат.E11" chart:class="chart:scatter">
            <chart:domain table:cell-range-address="Результат.F2:Результат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Результат.F2:Результат.F11">0.1</text:p>
              </table:table-cell>
              <table:table-cell office:value-type="float" office:value="61822.1888888889">
                <text:p text:id="Результат.E2:Результат.E11">61822.1888888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1117.3444444444">
                <text:p>31117.3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3959.062962963">
                <text:p>23959.0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0379.9222222222">
                <text:p>20379.9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8232.4377777778">
                <text:p>18232.43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6800.7814814815">
                <text:p>16800.7814814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5778.1698412698">
                <text:p>15778.169841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5011.2111111111">
                <text:p>15011.2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4414.687654321">
                <text:p>14414.68765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3937.4688888889">
                <text:p>13937.46888888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